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Lohit Devanagari1" svg:font-family="'Lohit Devanagari'"/>
    <style:font-face style:name="OpenSymbol" svg:font-family="OpenSymbol"/>
    <style:font-face style:name="Times New Roman" svg:font-family="'Times New Roman'"/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c2aba" style:text-blinking="false" fo:background-color="transparent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e0a3f" style:text-blinking="false" fo:background-color="transparent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26602" officeooo:paragraph-rsid="00026602" style:text-blinking="fals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1.6252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fa46d" style:text-blinking="fals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8" style:family="paragraph" style:parent-style-name="Standard">
      <style:paragraph-properties>
        <style:tab-stops/>
      </style:paragraph-properties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fa46d" style:text-blinking="fals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fa46d" officeooo:paragraph-rsid="000fa46d" style:text-blinking="fals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41fea" officeooo:paragraph-rsid="00041fea" style:text-blinking="false" fo:background-color="transparent" style:font-name-asian="DejaVu Sans1" style:font-size-asian="12pt" style:font-style-asian="italic" style:font-name-complex="DejaVu Sans1" style:font-size-complex="12pt" style:font-style-complex="italic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26602" officeooo:paragraph-rsid="00026602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style:text-blinking="false" fo:background-color="transparent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style:text-blinking="false" fo:background-color="transparen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officeooo:rsid="0013b94e" officeooo:paragraph-rsid="0013b94e" style:text-blinking="false" fo:background-color="transparen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13b94e" officeooo:paragraph-rsid="00157af4" style:text-blinking="false" fo:background-color="transparent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67901" style:text-blinking="fals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font-style="normal" fo:font-weight="normal" officeooo:paragraph-rsid="00107742" style:font-size-asian="12pt" style:font-size-complex="12pt"/>
    </style:style>
    <style:style style:name="P20" style:family="paragraph" style:parent-style-name="Standard">
      <style:text-properties style:font-name="Liberation Serif" fo:font-size="12pt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041fea" officeooo:paragraph-rsid="00041fea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0c2aba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0e0a3f" style:font-size-asian="12pt" style:font-size-complex="12pt"/>
    </style:style>
    <style:style style:name="P24" style:family="paragraph" style:parent-style-name="Standard">
      <style:text-properties style:font-name="Liberation Serif" fo:font-size="12pt" officeooo:paragraph-rsid="000e7d2b" style:font-size-asian="12pt" style:font-size-complex="12pt"/>
    </style:style>
    <style:style style:name="P25" style:family="paragraph" style:parent-style-name="Standard">
      <style:text-properties style:font-name="Liberation Serif" fo:font-size="12pt" officeooo:paragraph-rsid="000fa46d" style:font-size-asian="12pt" style:font-size-complex="12pt"/>
    </style:style>
    <style:style style:name="P26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officeooo:paragraph-rsid="0013b94e"/>
    </style:style>
    <style:style style:name="P29" style:family="paragraph" style:parent-style-name="Standard">
      <style:text-properties style:font-name="Liberation Serif" officeooo:paragraph-rsid="00157af4"/>
    </style:style>
    <style:style style:name="P30" style:family="paragraph" style:parent-style-name="Standard">
      <style:text-properties officeooo:paragraph-rsid="000c2aba"/>
    </style:style>
    <style:style style:name="P31" style:family="paragraph" style:parent-style-name="Standard">
      <style:text-properties officeooo:paragraph-rsid="000fd360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text-properties officeooo:rsid="00157af4" officeooo:paragraph-rsid="00157af4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e0a3f" officeooo:paragraph-rsid="000e0a3f" style:text-blinking="false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e7d2b" style:text-blinking="false" fo:background-color="transparent" style:font-size-asian="12pt" style:font-style-asian="normal" style:font-size-complex="12pt" style:font-style-complex="normal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e0a3f" officeooo:paragraph-rsid="001b7f29" style:text-blinking="false" fo:background-color="transparent" style:font-size-asian="12pt" style:font-style-asian="normal" style:font-size-complex="12pt" style:font-style-complex="normal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e0a3f" officeooo:paragraph-rsid="001c98b3" style:text-blinking="false" fo:background-color="transparent" style:font-size-asian="12pt" style:font-style-asian="normal" style:font-size-complex="12pt" style:font-style-complex="normal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c98b3" style:text-blinking="false" fo:background-color="transparent" style:font-size-asian="12pt" style:font-style-asian="normal" style:font-size-complex="12pt" style:font-style-complex="normal"/>
    </style:style>
    <style:style style:name="P40" style:family="paragraph" style:parent-style-name="Standard">
      <style:paragraph-properties>
        <style:tab-stops>
          <style:tab-stop style:position="1.6252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26602" officeooo:paragraph-rsid="000fa46d" style:text-blinking="fals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e0a3f" officeooo:paragraph-rsid="001c98b3" style:text-blinking="fals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name-asian="DejaVu Sans1" style:font-size-asian="12pt" style:font-style-asian="italic" style:font-name-complex="DejaVu Sans1" style:font-size-complex="12pt" style:font-style-complex="italic"/>
    </style:style>
    <style:style style:name="P43" style:family="paragraph" style:parent-style-name="Standard" style:list-style-name="L4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41fea" officeooo:paragraph-rsid="0011de91" style:text-blinking="false" fo:background-color="transparent" style:font-name-asian="DejaVu Sans1" style:font-size-asian="12pt" style:font-style-asian="italic" style:font-name-complex="DejaVu Sans1" style:font-size-complex="12pt" style:font-style-complex="italic"/>
    </style:style>
    <style:style style:name="P44" style:family="paragraph" style:parent-style-name="Standard" style:list-style-name="L4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41fea" officeooo:paragraph-rsid="001c98b3" style:text-blinking="false" fo:background-color="transparent" style:font-name-asian="DejaVu Sans1" style:font-size-asian="12pt" style:font-style-asian="italic" style:font-name-complex="DejaVu Sans1" style:font-size-complex="12pt" style:font-style-complex="italic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41fea" officeooo:paragraph-rsid="001c98b3" style:text-blinking="false" fo:background-color="transparent" style:font-name-asian="DejaVu Sans1" style:font-size-asian="12pt" style:font-style-asian="italic" style:font-name-complex="DejaVu Sans1" style:font-size-complex="12pt" style:font-style-complex="italic"/>
    </style:style>
    <style:style style:name="P46" style:family="paragraph" style:parent-style-name="Standard" style:list-style-name="L7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1de91" style:text-blinking="false" fo:background-color="transparent" style:font-name-asian="DejaVu Sans1" style:font-size-asian="12pt" style:font-style-asian="italic" style:font-name-complex="DejaVu Sans1" style:font-size-complex="12pt" style:font-style-complex="italic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c98b3" style:text-blinking="false" fo:background-color="transparent" style:font-name-asian="DejaVu Sans1" style:font-size-asian="12pt" style:font-style-asian="italic" style:font-name-complex="DejaVu Sans1" style:font-size-complex="12pt" style:font-style-complex="italic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fa46d" officeooo:paragraph-rsid="001b7f29" style:text-blinking="false" fo:background-color="transparent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ffb1" officeooo:paragraph-rsid="001b7f29" style:text-blinking="false" fo:background-color="transparent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0e7d2b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b7f29" style:text-blinking="fals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c98b3" style:text-blinking="fals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b7f29" style:text-blinking="false" fo:background-color="transparent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22pt" fo:font-style="normal" style:text-underline-style="none" fo:font-weight="bold" officeooo:paragraph-rsid="00157af4" style:text-blinking="false" fo:background-color="transparent" style:font-size-asian="22pt" style:font-size-complex="22pt"/>
    </style:style>
    <style:style style:name="P55" style:family="paragraph" style:parent-style-name="Standard">
      <style:text-properties fo:font-variant="normal" fo:text-transform="none" fo:color="#000000" style:font-name="Liberation Serif" fo:font-size="12pt" fo:font-style="normal" fo:font-weight="normal" officeooo:rsid="0019b9df" officeooo:paragraph-rsid="0019b9df" style:font-size-asian="12pt" style:font-size-complex="12pt"/>
    </style:style>
    <style:style style:name="P5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07742" officeooo:paragraph-rsid="00107742" style:font-size-asian="12pt" style:font-size-complex="12pt"/>
    </style:style>
    <style:style style:name="P57" style:family="paragraph" style:parent-style-name="Standard">
      <style:text-properties style:font-name="Liberation Serif" fo:font-size="12pt" style:font-size-asian="12pt" style:font-size-complex="12pt"/>
    </style:style>
    <style:style style:name="P58" style:family="paragraph" style:parent-style-name="Standard" style:list-style-name="L2">
      <style:text-properties style:font-name="Liberation Serif" fo:font-size="12pt" officeooo:rsid="000fa46d" officeooo:paragraph-rsid="000fd360" style:font-size-asian="12pt" style:font-size-complex="12pt"/>
    </style:style>
    <style:style style:name="P59" style:family="paragraph" style:parent-style-name="Standard" style:list-style-name="L5">
      <style:text-properties style:font-name="Liberation Serif" fo:font-size="12pt" officeooo:rsid="0004d352" officeooo:paragraph-rsid="0011de91" style:font-size-asian="12pt" style:font-size-complex="12pt"/>
    </style:style>
    <style:style style:name="P60" style:family="paragraph" style:parent-style-name="Standard" style:list-style-name="L8">
      <style:text-properties style:font-name="Liberation Serif" fo:font-size="12pt" officeooo:rsid="0004d352" officeooo:paragraph-rsid="001c98b3" style:font-size-asian="12pt" style:font-size-complex="12pt"/>
    </style:style>
    <style:style style:name="P61" style:family="paragraph" style:parent-style-name="Standard">
      <style:text-properties style:font-name="Liberation Serif" fo:font-size="12pt" officeooo:paragraph-rsid="001b7f29" style:font-size-asian="12pt" style:font-size-complex="12pt"/>
    </style:style>
    <style:style style:name="P62" style:family="paragraph" style:parent-style-name="Standard">
      <style:text-properties style:font-name="Liberation Serif" fo:font-size="12pt" officeooo:rsid="00041fea" officeooo:paragraph-rsid="001c98b3" style:font-size-asian="12pt" style:font-size-complex="12pt"/>
    </style:style>
    <style:style style:name="P63" style:family="paragraph" style:parent-style-name="Standard">
      <style:text-properties style:font-name="Liberation Serif" fo:font-size="12pt" officeooo:paragraph-rsid="001c98b3" style:font-size-asian="12pt" style:font-size-complex="12pt"/>
    </style:style>
    <style:style style:name="P64" style:family="paragraph" style:parent-style-name="Standard">
      <style:text-properties style:font-name="Liberation Serif" fo:font-size="12pt" officeooo:paragraph-rsid="00026602" style:font-size-asian="12pt" style:font-size-complex="12pt"/>
    </style:style>
    <style:style style:name="P65" style:family="paragraph" style:parent-style-name="Standard">
      <style:text-properties style:font-name="Liberation Serif" fo:font-size="12pt" fo:font-weight="normal" officeooo:rsid="000c2aba" officeooo:paragraph-rsid="001b7f29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" fo:font-size="12pt" fo:font-weight="normal" officeooo:paragraph-rsid="001b7f29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Serif" fo:font-size="12pt" fo:font-weight="normal" style:font-size-asian="12pt" style:font-size-complex="12pt"/>
    </style:style>
    <style:style style:name="P68" style:family="paragraph" style:parent-style-name="Standard">
      <style:text-properties style:font-name="Liberation Serif" fo:font-size="12pt" fo:font-weight="bold" officeooo:rsid="00041fea" officeooo:paragraph-rsid="001c98b3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Serif" fo:font-weight="normal" officeooo:paragraph-rsid="00157af4"/>
    </style:style>
    <style:style style:name="P70" style:family="paragraph" style:parent-style-name="Standard" style:list-style-name="L3">
      <style:text-properties officeooo:paragraph-rsid="000e7d2b"/>
    </style:style>
    <style:style style:name="P71" style:family="paragraph" style:parent-style-name="Standard">
      <style:text-properties officeooo:rsid="00157af4" officeooo:paragraph-rsid="00157af4"/>
    </style:style>
    <style:style style:name="P72" style:family="paragraph" style:parent-style-name="Standard">
      <style:text-properties officeooo:rsid="0017ffb1" officeooo:paragraph-rsid="0017ffb1"/>
    </style:style>
    <style:style style:name="P73" style:family="paragraph" style:parent-style-name="Standard">
      <style:text-properties officeooo:paragraph-rsid="001c98b3"/>
    </style:style>
    <style:style style:name="P74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1b7f2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7d2b" style:text-blinking="false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26602" style:text-blinking="false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7d2b" style:text-blinking="false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a46d" style:text-blinking="false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41fe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c2aba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0a3f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DejaVu Sans1" style:font-style-asian="normal" style:font-weight-asian="normal" style:font-name-complex="DejaVu Sans1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a46d" style:text-blinking="false" fo:background-color="transparent" loext:char-shading-value="0" style:font-name-asian="DejaVu Sans1" style:font-style-asian="normal" style:font-weight-asian="normal" style:font-name-complex="DejaVu Sans1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name-asian="DejaVu Sans1" style:font-style-asian="italic" style:font-name-complex="DejaVu Sans1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name-asian="DejaVu Sans1" style:font-style-asian="normal" style:font-name-complex="DejaVu Sans1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officeooo:rsid="000fa46d" style:text-blinking="false" fo:background-color="transparent" loext:char-shading-value="0" style:font-name-asian="DejaVu Sans1" style:font-style-asian="normal" style:font-name-complex="DejaVu Sans1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13b94e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e7d2b" style:text-blinking="false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7f29" style:text-blinking="false" fo:background-color="transparent" loext:char-shading-value="0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24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0fd360" style:text-blinking="false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026602" style:text-blinking="false" fo:background-color="transparent" loext:char-shading-value="0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0e7d2b" style:text-blinking="false" fo:background-color="transparent" loext:char-shading-value="0" style:font-style-asian="italic" style:font-weight-asian="bold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41fea" style:text-blinking="false" fo:background-color="transparent" loext:char-shading-value="0" style:font-name-asian="DejaVu Sans1" style:font-size-asian="12pt" style:font-style-asian="normal" style:font-name-complex="DejaVu Sans1" style:font-size-complex="12pt" style:font-style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fa46d" style:text-blinking="false" fo:background-color="transparent" loext:char-shading-value="0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41fea" style:text-blinking="false" fo:background-color="transparent" loext:char-shading-value="0" style:font-name-asian="DejaVu Sans1" style:font-size-asian="12pt" style:font-name-complex="DejaVu Sans1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c2aba" style:text-blinking="false" fo:background-color="transparent" loext:char-shading-value="0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645fa" style:text-blinking="false" fo:background-color="transparent" loext:char-shading-value="0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e0a3f" style:text-blinking="false" fo:background-color="transparent" loext:char-shading-value="0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fd36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e0a3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7f2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officeooo:rsid="00041fea" style:text-blinking="false" fo:background-color="transparent" loext:char-shading-value="0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officeooo:rsid="000e7d2b" style:text-blinking="false" fo:background-color="transparent" loext:char-shading-value="0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style:text-blinking="false" fo:background-color="transparent" loext:char-shading-value="0" style:font-size-asian="12pt" style:font-style-asian="italic" style:font-size-complex="12pt" style:font-style-complex="italic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0645fa" style:text-blinking="false" fo:background-color="transparent" loext:char-shading-value="0" style:font-size-asian="12pt" style:font-style-asian="italic" style:font-size-complex="12pt" style:font-style-complex="italic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026602" style:text-blinking="false" fo:background-color="transparent" loext:char-shading-value="0" style:font-size-asian="12pt" style:font-style-asian="italic" style:font-size-complex="12pt" style:font-style-complex="italic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normal" officeooo:rsid="001b7f29" style:text-blinking="false" fo:background-color="transparent" loext:char-shading-value="0" style:font-size-asian="12pt" style:font-size-complex="12pt"/>
    </style:style>
    <style:style style:name="T48" style:family="text">
      <style:text-properties fo:font-weight="bold" officeooo:rsid="00167901" style:font-weight-asian="bold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0fd360" style:font-style-asian="normal" style:font-style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0c2aba" style:font-style-asian="italic" style:font-style-complex="italic"/>
    </style:style>
    <style:style style:name="T53" style:family="text">
      <style:text-properties fo:font-style="italic" officeooo:rsid="000fa46d" style:font-style-asian="italic" style:font-style-complex="italic"/>
    </style:style>
    <style:style style:name="T54" style:family="text">
      <style:text-properties fo:font-style="italic" style:font-style-asian="italic" style:font-weight-asian="bold" style:font-style-complex="italic" style:font-weight-complex="bold"/>
    </style:style>
    <style:style style:name="T55" style:family="text">
      <style:text-properties fo:font-style="italic" officeooo:rsid="00026602"/>
    </style:style>
    <style:style style:name="T56" style:family="text">
      <style:text-properties fo:font-style="italic" fo:font-weight="normal" officeooo:rsid="00026602" style:font-style-asian="italic" style:font-style-complex="italic"/>
    </style:style>
    <style:style style:name="T57" style:family="text">
      <style:text-properties officeooo:rsid="00081016"/>
    </style:style>
    <style:style style:name="T58" style:family="text">
      <style:text-properties officeooo:rsid="000c2aba"/>
    </style:style>
    <style:style style:name="T59" style:family="text">
      <style:text-properties style:font-style-asian="normal" style:font-style-complex="normal"/>
    </style:style>
    <style:style style:name="T60" style:family="text">
      <style:text-properties officeooo:rsid="000e0a3f" style:font-style-asian="normal" style:font-style-complex="normal"/>
    </style:style>
    <style:style style:name="T61" style:family="text">
      <style:text-properties officeooo:rsid="000fd360" style:font-style-asian="normal" style:font-style-complex="normal"/>
    </style:style>
    <style:style style:name="T62" style:family="text">
      <style:text-properties officeooo:rsid="000e0a3f"/>
    </style:style>
    <style:style style:name="T63" style:family="text">
      <style:text-properties officeooo:rsid="000e7d2b"/>
    </style:style>
    <style:style style:name="T64" style:family="text">
      <style:text-properties fo:font-weight="normal" style:font-style-asian="italic" style:font-style-complex="italic"/>
    </style:style>
    <style:style style:name="T65" style:family="text">
      <style:text-properties fo:font-weight="normal" officeooo:rsid="000fd360"/>
    </style:style>
    <style:style style:name="T66" style:family="text">
      <style:text-properties fo:font-weight="normal" officeooo:rsid="000e0a3f"/>
    </style:style>
    <style:style style:name="T67" style:family="text">
      <style:text-properties officeooo:rsid="000fa46d"/>
    </style:style>
    <style:style style:name="T68" style:family="text">
      <style:text-properties officeooo:rsid="000fd360"/>
    </style:style>
    <style:style style:name="T69" style:family="text">
      <style:text-properties style:font-name="Liberation Serif" fo:font-size="12pt" fo:font-style="normal" officeooo:rsid="0004d352" style:font-size-asian="12pt" style:font-style-asian="normal" style:font-size-complex="12pt" style:font-style-complex="normal"/>
    </style:style>
    <style:style style:name="T70" style:family="text">
      <style:text-properties style:font-name="Liberation Serif" fo:font-size="12pt" fo:font-style="normal" officeooo:rsid="000fd360" style:font-size-asian="12pt" style:font-style-asian="normal" style:font-size-complex="12pt" style:font-style-complex="normal"/>
    </style:style>
    <style:style style:name="T71" style:family="text">
      <style:text-properties style:font-name="Liberation Serif" fo:font-size="12pt" officeooo:rsid="0004d352" style:font-size-asian="12pt" style:font-size-complex="12pt"/>
    </style:style>
    <style:style style:name="T72" style:family="text">
      <style:text-properties style:font-name="Liberation Serif" fo:font-size="12pt" officeooo:rsid="00041fea" style:font-size-asian="12pt" style:font-size-complex="12pt"/>
    </style:style>
    <style:style style:name="T73" style:family="text">
      <style:text-properties style:font-name="Liberation Serif" fo:font-size="12pt" fo:font-style="italic" officeooo:rsid="0004d352" style:font-size-asian="12pt" style:font-style-asian="italic" style:font-size-complex="12pt" style:font-style-complex="italic"/>
    </style:style>
    <style:style style:name="T74" style:family="text">
      <style:text-properties style:font-name="Liberation Serif" fo:font-size="12pt" fo:font-style="italic" officeooo:rsid="00041fea" style:font-size-asian="12pt" style:font-style-asian="italic" style:font-size-complex="12pt" style:font-style-complex="italic"/>
    </style:style>
    <style:style style:name="T75" style:family="text">
      <style:text-properties officeooo:rsid="00107742"/>
    </style:style>
    <style:style style:name="T76" style:family="text">
      <style:text-properties fo:color="#222222" fo:letter-spacing="normal"/>
    </style:style>
    <style:style style:name="T77" style:family="text">
      <style:text-properties fo:color="#222222" fo:letter-spacing="normal" officeooo:rsid="00107742"/>
    </style:style>
    <style:style style:name="T78" style:family="text">
      <style:text-properties style:text-line-through-style="none" style:text-line-through-type="none" style:text-underline-style="none" officeooo:rsid="000fd360" style:text-blinking="false" fo:background-color="transparent" loext:char-shading-value="0" style:font-name-asian="DejaVu Sans1" style:font-style-asian="normal" style:font-weight-asian="normal" style:font-name-complex="DejaVu Sans1" style:font-style-complex="normal" style:font-weight-complex="normal"/>
    </style:style>
    <style:style style:name="T79" style:family="text">
      <style:text-properties style:text-line-through-style="none" style:text-line-through-type="none" style:text-underline-style="none" officeooo:rsid="00107742" style:text-blinking="false" fo:background-color="transparent" loext:char-shading-value="0" style:font-name-asian="DejaVu Sans1" style:font-style-asian="normal" style:font-weight-asian="normal" style:font-name-complex="DejaVu Sans1" style:font-style-complex="normal" style:font-weight-complex="normal"/>
    </style:style>
    <style:style style:name="T80" style:family="text">
      <style:text-properties style:text-line-through-style="none" style:text-line-through-type="none" style:text-underline-style="none" officeooo:rsid="0016711e" style:text-blinking="false" fo:background-color="transparent" loext:char-shading-value="0" style:font-name-asian="DejaVu Sans1" style:font-style-asian="normal" style:font-weight-asian="normal" style:font-name-complex="DejaVu Sans1" style:font-style-complex="normal" style:font-weight-complex="normal"/>
    </style:style>
    <style:style style:name="T81" style:family="text">
      <style:text-properties officeooo:rsid="00157af4"/>
    </style:style>
    <style:style style:name="T82" style:family="text">
      <style:text-properties officeooo:rsid="00167901"/>
    </style:style>
    <style:style style:name="T83" style:family="text">
      <style:text-properties fo:color="#000000"/>
    </style:style>
    <style:style style:name="T84" style:family="text">
      <style:text-properties fo:color="#000000" style:text-position="super 58%"/>
    </style:style>
    <style:style style:name="T85" style:family="text">
      <style:text-properties fo:color="#000000" style:text-position="super 58%" style:font-size-asian="10.5pt"/>
    </style:style>
    <style:style style:name="T86" style:family="text">
      <style:text-properties officeooo:rsid="0017ffb1"/>
    </style:style>
    <style:style style:name="T87" style:family="text">
      <style:text-properties officeooo:rsid="0019b9df"/>
    </style:style>
    <style:style style:name="T88" style:family="text">
      <style:text-properties officeooo:rsid="001b7f29"/>
    </style:style>
    <style:style style:name="T89" style:family="text">
      <style:text-properties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81">Trever T. Hines</text:span><text:bookmark text:name="docs-internal-guid-71fed0f2-e91f-3dd6-8c27-82d3199a58c0"/></text:p>
      <text:p text:style-name="P14"/>
      <text:p text:style-name="P15">Contact Information</text:p>
      <text:p text:style-name="P28"><draw:line text:anchor-type="paragraph" draw:z-index="4" draw:style-name="gr1" draw:text-style-name="P74" svg:x1="0.0016in" svg:y1="0.0047in" svg:x2="6.489in" svg:y2="0.0457in"><text:p/></draw:line></text:p>
      <text:p text:style-name="P29">Earth and Environmental Sciences</text:p>
      <text:p text:style-name="P29">University of Michigan</text:p>
      <text:p text:style-name="P29">2534 CC Little Bldg</text:p>
      <text:p text:style-name="P29">1100 North University Ave</text:p>
      <text:p text:style-name="P16">Ann Arbor, MI 48109-1005</text:p>
      <text:p text:style-name="P16"><text:span text:style-name="T81">Phone: </text:span>217-766-4445 </text:p>
      <text:p text:style-name="P69"><text:span text:style-name="T19">hinest@umich.edu</text:span></text:p>
      <text:p text:style-name="P11"/>
      <text:p text:style-name="P11"><text:bookmark text:name="docs-internal-guid-71fed0f2-e921-4d61-96ec-7043e4d2ef25"/>Education</text:p>
      <text:p text:style-name="P1"><draw:line text:anchor-type="paragraph" draw:z-index="0" draw:style-name="gr1" draw:text-style-name="P74" svg:x1="0.0016in" svg:y1="0.0047in" svg:x2="6.489in" svg:y2="0.0457in"><text:p/></draw:line></text:p>
      <text:p text:style-name="P30"><text:span text:style-name="T38">PhD candidate, </text:span><text:span text:style-name="T44">University of Michigan, Ann Arbor<text:tab/></text:span><text:span text:style-name="T33"><text:tab/><text:tab/><text:tab/><text:tab/> <text:s text:c="4"/></text:span><text:span text:style-name="T34">2012-present</text:span><text:span text:style-name="T44"> <text:tab/></text:span><text:span text:style-name="T32">Geophysics (certificate in Computational Discovery and Engineering)</text:span><text:span text:style-name="T33"> </text:span></text:p>
      <text:p text:style-name="P2"><text:span text:style-name="T52"><text:tab/></text:span>GPA: 3.<text:span text:style-name="T58">92</text:span> / 4.00</text:p>
      <text:p text:style-name="P22"><text:span text:style-name="T4"><text:tab/>Advisor: Eric A. Hetlan</text:span><text:span text:style-name="T11">d</text:span></text:p>
      <text:p text:style-name="P23"><text:span text:style-name="T11"><text:tab/></text:span><text:span text:style-name="T4">Thesis: </text:span><text:span text:style-name="T12">postseismic and interseismic signature of viscoelasticity in the </text:span></text:p>
      <text:p text:style-name="P34"><text:tab/><text:tab/>lower crust and upper mantle </text:p>
      <text:p text:style-name="P34"/>
      <text:p text:style-name="P3">BS, <text:span text:style-name="T51">University of Illinois, Urbana-Champaign</text:span><text:span text:style-name="T59"> <text:s text:c="3"/></text:span><text:s text:c="58"/><text:span text:style-name="T67">2008 - 2012</text:span> <text:s text:c="4"/></text:p>
      <text:p text:style-name="P3"><text:tab/><text:span text:style-name="T62">Geology (minor in Natural Resource Conservation)</text:span> <text:s/></text:p>
      <text:p text:style-name="P3"><text:tab/>GPA: 3.67 / 4.00</text:p>
      <text:p text:style-name="P67"><text:span text:style-name="T15"><text:s text:c="7"/></text:span></text:p>
      <text:p text:style-name="P53">Publications</text:p>
      <text:p text:style-name="P53"><draw:line text:anchor-type="paragraph" draw:z-index="5" draw:style-name="gr1" draw:text-style-name="P74" svg:x1="-0.0016in" svg:y1="0.011in" svg:x2="6.4874in" svg:y2="0.0531in"><text:p/></draw:line></text:p>
      <text:p text:style-name="P49">Hines, T. T., and E. A. Hetland (in preparation), Detecting spatially and temporally correlated <text:tab/>signals in geodetic data with the radial basis function finite-difference method </text:p>
      <text:p text:style-name="P49"/>
      <text:p text:style-name="P48">Hines, T. T., and E. A. Hetland (<text:span text:style-name="T86">2016</text:span>), Rheologic constraints on the upper mantle from five years <text:tab/>of postseismic deforma<text:span text:style-name="T68">ti</text:span>on following the El Mayor-Cucapah earthquake. <text:span text:style-name="T86">J. Geophys. <text:tab/>Res., submitted April 22, 2016; revised July 8, 2016. </text:span></text:p>
      <text:p text:style-name="P48"><text:s/></text:p>
      <text:p text:style-name="P65">Hines, T. T., and E. A. Hetland (2016), Rapid and simultaneous estimation of fault slip and <text:s/></text:p>
      <text:p text:style-name="P65"><text:tab/>heterogeneous lithospheric viscosity from post-seismic deformation. Geophys. J. Int., <text:tab/>204, doi: 10.1093/gji/ggv477. </text:p>
      <text:p text:style-name="P66"/>
      <text:p text:style-name="P66"><text:span text:style-name="T16">Hines, T.</text:span><text:span text:style-name="T17"> T., and E. A. Hetland (2013), Bias in estimates of lithosphere viscosity from <text:tab/>interseismic deformation. Geophys. Res. Lett., 40, doi:10.1002/grl.50839.</text:span></text:p>
      <text:p text:style-name="P51"/>
      <text:p text:style-name="P26"><text:bookmark text:name="docs-internal-guid-71fed0f2-e925-b727-1083-b354c222d6ba"/>Research Positions</text:p>
      <text:p text:style-name="P13"><draw:line text:anchor-type="paragraph" draw:z-index="1" draw:style-name="gr1" draw:text-style-name="P74" svg:x1="0.0016in" svg:y1="0.0047in" svg:x2="6.489in" svg:y2="0.0457in"><text:p/></draw:line></text:p>
      <text:p text:style-name="P72">Graduate student research assistant, <text:span text:style-name="T51">University of Michigan <text:s/></text:span><text:s text:c="35"/>2012 – present <text:s text:c="17"/></text:p>
      <text:p text:style-name="P31"><text:span text:style-name="T39">Ecological </text:span><text:span text:style-name="T40">m</text:span><text:span text:style-name="T39">odeling </text:span><text:span text:style-name="T40">i</text:span><text:span text:style-name="T39">ntern, </text:span><text:span text:style-name="T42">Smithsonian Environmental Research Center </text:span><text:span text:style-name="T39"><text:s text:c="14"/></text:span><text:span text:style-name="T41">Summer 2012</text:span><text:span text:style-name="T43"> <text:s/></text:span></text:p>
      <text:p text:style-name="P24"><text:span text:style-name="T4">Crop </text:span><text:span text:style-name="T10">s</text:span><text:span text:style-name="T4">cience </text:span><text:span text:style-name="T10">r</text:span><text:span text:style-name="T4">esearch </text:span><text:span text:style-name="T10">a</text:span><text:span text:style-name="T4">ssistant, </text:span><text:span text:style-name="T23">University of Illinois <text:s text:c="12"/></text:span><text:span text:style-name="T5"><text:s text:c="39"/></text:span><text:span text:style-name="T6">2010 - 2011</text:span></text:p>
      <text:p text:style-name="P12"><text:soft-page-break/>Teaching <text:span text:style-name="T63">Experience</text:span></text:p>
      <text:p text:style-name="P12"><draw:line text:anchor-type="paragraph" draw:z-index="2" draw:style-name="gr1" draw:text-style-name="P74" svg:x1="-0.0016in" svg:y1="0.011in" svg:x2="6.4874in" svg:y2="0.0531in"><text:p/></draw:line></text:p>
      <text:p text:style-name="P24"><text:span text:style-name="T8">Michigan Math and Science Scholars </text:span><text:span text:style-name="T9">i</text:span><text:span text:style-name="T8">nstructor, </text:span><text:span text:style-name="T24">University of Michigan</text:span><text:span text:style-name="T26"> <text:s text:c="4"/></text:span><text:span text:style-name="T21"><text:s text:c="13"/></text:span><text:span text:style-name="T8">Summer 201</text:span><text:span text:style-name="T9">5</text:span><text:span text:style-name="T8"> </text:span></text:p>
      <text:list xml:id="list1396985011359320677" text:style-name="L2">
        <text:list-item>
          <text:p text:style-name="P58">Co-taught a summer course for High School students on the </text:p>
          <text:p text:style-name="P58">mathematics of natural hazard <text:s/></text:p>
        </text:list-item>
      </text:list>
      <text:p text:style-name="P25"><text:tab/></text:p>
      <text:p text:style-name="P24"><text:span text:style-name="T7">Graduate student instructor, </text:span><text:span text:style-name="T24">University of Michigan <text:s text:c="2"/></text:span><text:span text:style-name="T25"><text:s text:c="4"/></text:span><text:span text:style-name="T7"><text:s text:c="35"/></text:span><text:span text:style-name="T8">Fall 201</text:span><text:span text:style-name="T9">4</text:span><text:span text:style-name="T8"> </text:span><text:span text:style-name="T9">and 2015</text:span></text:p>
      <text:list xml:id="list6310280023036855890" text:style-name="L3">
        <text:list-item>
          <text:p text:style-name="P70"><text:span text:style-name="T28">EARTH 468, </text:span><text:span text:style-name="T27">D</text:span><text:span text:style-name="T30">ata Analysis and Model Estimation</text:span></text:p>
        </text:list-item>
      </text:list>
      <text:p text:style-name="P64"/>
      <text:p text:style-name="P63"><draw:line text:anchor-type="paragraph" draw:z-index="8" draw:style-name="gr1" draw:text-style-name="P74" svg:x1="-0.0016in" svg:y1="0.1854in" svg:x2="6.4874in" svg:y2="0.2276in"><text:p/></draw:line><text:span text:style-name="T20">Honors </text:span></text:p>
      <text:p text:style-name="P63"><text:span text:style-name="T20"/></text:p>
      <text:p text:style-name="P38">Best Graduate Student Instructor <text:span text:style-name="T67">A</text:span>ward, <text:span text:style-name="T53">University of Michigan</text:span><text:span text:style-name="T51"> <text:s text:c="2"/></text:span><text:s text:c="42"/>2015</text:p>
      <text:p text:style-name="P41">Outstanding Senior Award, <text:span text:style-name="T51">University of Illinois <text:s text:c="69"/></text:span>2012</text:p>
      <text:p text:style-name="P41"/>
      <text:p text:style-name="P68">Workshop<text:span text:style-name="T88">s and field courses </text:span></text:p>
      <text:p text:style-name="P62"><draw:line text:anchor-type="paragraph" draw:z-index="7" draw:style-name="gr1" draw:text-style-name="P74" svg:x1="-0.0016in" svg:y1="0.011in" svg:x2="6.4874in" svg:y2="0.0531in"><text:p/></draw:line></text:p>
      <text:p text:style-name="P62">CIG Crustal Deformation Modeling Worksh<text:span text:style-name="T49">op, </text:span><text:span text:style-name="T51">Stanford University </text:span><text:span text:style-name="T49"><text:s text:c="24"/></text:span><text:span text:style-name="T50">Summer 2014</text:span></text:p>
      <text:list xml:id="list7074426671988357981" text:style-name="L4">
        <text:list-item>
          <text:p text:style-name="P44">One week course on using Pylith, a finite element program for </text:p>
          <text:p text:style-name="P44">modeling lithosphere dynamics</text:p>
        </text:list-item>
      </text:list>
      <text:p text:style-name="P45"/>
      <text:p text:style-name="P73"><text:span text:style-name="T71">InSAR: An introduct</text:span><text:span text:style-name="T69">ion to ISCE and GIAnT, </text:span><text:span text:style-name="T73">UNAVCO <text:s text:c="6"/></text:span><text:span text:style-name="T69"><text:tab/><text:tab/> <text:s text:c="14"/></text:span><text:span text:style-name="T70">Summer 2014</text:span><text:span text:style-name="T73"> <text:s/></text:span><text:span text:style-name="T74"><text:s text:c="8"/></text:span><text:span text:style-name="T72"><text:s text:c="55"/></text:span></text:p>
      <text:list xml:id="list8943672423878844368" text:style-name="L8">
        <text:list-item>
          <text:p text:style-name="P60">Three day course on processing Interferometric Synthetic Aperture </text:p>
          <text:p text:style-name="P60">Radar (InSAR) data </text:p>
        </text:list-item>
      </text:list>
      <text:p text:style-name="P39"/>
      <text:p text:style-name="P73"><text:span text:style-name="T31">Wasatch-Uinta Summer Field Camp, </text:span><text:span text:style-name="T45">University of Illinois <text:s text:c="39"/></text:span><text:span text:style-name="T35">Summer </text:span><text:span text:style-name="T36">201</text:span><text:span text:style-name="T37">2</text:span></text:p>
      <text:p text:style-name="P47"/>
      <text:p text:style-name="P52"><text:span text:style-name="T64">The Geology of County Clare, Western Eire, </text:span><text:span text:style-name="T56">University of Illinois <text:s text:c="29"/></text:span><text:span text:style-name="T65">Spring </text:span><text:span text:style-name="T66">2012</text:span></text:p>
      <text:p text:style-name="P52"/>
      <text:p text:style-name="P52">Abstracts</text:p>
      <text:p text:style-name="P5"><draw:line text:anchor-type="paragraph" draw:z-index="3" draw:style-name="gr1" draw:text-style-name="P74" svg:x1="-0.0016in" svg:y1="0.011in" svg:x2="6.4874in" svg:y2="0.0531in"><text:p/></draw:line></text:p>
      <text:p text:style-name="P55">E. A. Hetland, L. M. Luna, R. H. Styron, and T. T. Hines (2016), Inference of stress from faulting <text:tab/>and topographic loading on faults. Seismological Society of America 2016 Annual <text:tab/>Meeting, Reno, NV.</text:p>
      <text:p text:style-name="P55"/>
      <text:p text:style-name="P19"><text:span text:style-name="T78">Hines, T. T. </text:span><text:span text:style-name="T80">a</text:span><text:span text:style-name="T78">nd E. A. Hetland (2015 </text:span><text:span text:style-name="T79">invited speaker</text:span><text:span text:style-name="T78">), </text:span><text:span text:style-name="T76">Kalman filter based estimation of <text:tab/>lithospheric viscosity and fault slip from postseismic deformation: application to the 2010 <text:tab/>El Mayor-Cucapah earthquake. </text:span><text:span text:style-name="T77">American Geophysical Union 2015 Fall Meeting, San <text:tab/>Francisco, CA. </text:span></text:p>
      <text:p text:style-name="P56"/>
      <text:p text:style-name="P9">Hines, T. T. and E. <text:span text:style-name="T68">A. Hetland (2015), Inversion of postseismic deformation for lithospheric <text:tab/>viscosity and fault slip. Society for Industrial and Applied Mathematics: Geosciences <text:tab/>2015 meeting, Stanford CA.</text:span></text:p>
      <text:p text:style-name="P9"/>
      <text:p text:style-name="P6">Hines, T. T. <text:span text:style-name="T67">and</text:span> E. A. Hetland (2014), Direct <text:span text:style-name="T75">i</text:span>nversion of <text:span text:style-name="T75">p</text:span>ostseismic <text:span text:style-name="T75">d</text:span>eformation for <text:tab/><text:span text:style-name="T75">l</text:span>ithospheric <text:span text:style-name="T75">v</text:span>iscosity <text:span text:style-name="T75">s</text:span>tructure and <text:span text:style-name="T75">f</text:span>ault <text:span text:style-name="T75">s</text:span>lip. A<text:span text:style-name="T67">merican Geophysical Union </text:span>2014 Fall <text:tab/>Meeting, San Francisco, CA. </text:p>
      <text:p text:style-name="P40"><text:soft-page-break/><text:s text:c="29"/></text:p>
      <text:p text:style-name="P7">Hines, T. T. <text:span text:style-name="T67">and </text:span>E. A. Hetland (2014), Determination of lithospher<text:span text:style-name="T57">e</text:span> rheology from interseismic <text:s text:c="2"/></text:p>
      <text:p text:style-name="P8"><text:tab/>deformation and implications for fault stress accumulation. S<text:span text:style-name="T67">eismological Society of <text:tab/>America </text:span>2014 Annual Meeting, Anchorage, AK.</text:p>
      <text:p text:style-name="P5"><text:s text:c="27"/></text:p>
      <text:p text:style-name="P27"><text:span text:style-name="T17">Hines, T. T. and E. A. Hetland (2013), Bias in estimates of lithosphere viscosity from <text:tab/>interseismic deformation. </text:span><text:span text:style-name="T18">American Geophysical Union</text:span><text:span text:style-name="T17"> 2013 Fall Meeting, San <text:tab/>Francisco, CA.</text:span></text:p>
      <text:p text:style-name="Standard"/>
      <text:p text:style-name="Standard"><text:span text:style-name="T87">Hetland, E. A., G. Zhang, T. T. Hines (2013), </text:span>Post- and interseismic deformation due to both <text:tab/>localized and distributed creep at depth. <text:span text:style-name="T87">American Geophysical Union 2013 Fall Meeting, <text:tab/>San Fancisco, CA.</text:span></text:p>
      <text:p text:style-name="Standard"><text:span text:style-name="T15"/></text:p>
      <text:p text:style-name="P20"><text:span text:style-name="T13">Hines, T. T. </text:span><text:span text:style-name="T14">and </text:span><text:span text:style-name="T13">E. A. Hetland (2013), Evaluating geodetic constraints on the strength of the <text:tab/>lithosphere. <text:s/>Michigan Geophysical Union, Ann Arbor, MI.</text:span></text:p>
      <text:p text:style-name="P20"><text:span text:style-name="T13"/></text:p>
      <text:p text:style-name="P61"><text:span text:style-name="T22">Membership</text:span><text:span text:style-name="T20"> <text:s text:c="4"/></text:span><text:span text:style-name="T23"><text:s text:c="9"/></text:span></text:p>
      <text:p text:style-name="P4"><draw:line text:anchor-type="paragraph" draw:z-index="6" draw:style-name="gr1" draw:text-style-name="P74" svg:x1="0.0087in" svg:y1="0.0189in" svg:x2="6.4976in" svg:y2="0.061in"><text:p/></draw:line></text:p>
      <text:p text:style-name="P4">Seismological Society of America, member <text:span text:style-name="T88">since 2013</text:span> <text:s/></text:p>
      <text:p text:style-name="P4">American Geophysical Union, member <text:span text:style-name="T88">since 2013</text:span> <text:s text:c="28"/></text:p>
      <text:p text:style-name="Standard"><text:span text:style-name="T46">Society for Industrial and Applied Mathematics, </text:span><text:span text:style-name="T47">since 2012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Lohit Devanagari1" svg:font-family="'Lohit Devanagari'"/>
    <style:font-face style:name="OpenSymbol" svg:font-family="OpenSymbol"/>
    <style:font-face style:name="Times New Roman" svg:font-family="'Times New Roman'"/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9:16:32</meta:creation-date>
    <dc:date>2016-07-21T16:49:30.795935468</dc:date>
    <meta:editing-duration>PT15H7M25S</meta:editing-duration>
    <meta:editing-cycles>29</meta:editing-cycles>
    <meta:generator>LibreOffice/4.2.8.2$Linux_X86_64 LibreOffice_project/420m0$Build-2</meta:generator>
    <meta:print-date>2016-07-21T14:39:20.535965522</meta:print-date>
    <meta:document-statistic meta:table-count="0" meta:image-count="0" meta:object-count="0" meta:page-count="3" meta:paragraph-count="65" meta:word-count="625" meta:character-count="5038" meta:non-whitespace-character-count="3765"/>
  </office:meta>
</office:document-meta>
</file>